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fo:min-height="2.57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Обычный-title">
      <style:graphic-properties fo:min-height="5.842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title">
      <style:graphic-properties fo:min-height="2.629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  <style:text-properties style:font-name="Liberation Sans1" fo:font-size="32pt" style:font-size-asian="32pt" style:font-size-complex="32pt"/>
    </style:style>
    <style:style style:name="P4" style:family="paragraph">
      <loext:graphic-properties draw:fill-color="#ffffff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margin-left="0cm" fo:margin-right="0cm" fo:text-indent="0cm"/>
      <style:text-properties fo:font-size="20pt" style:font-size-asian="20pt" style:font-size-complex="20pt"/>
    </style:style>
    <style:style style:name="P9" style:family="paragraph">
      <style:text-properties fo:font-size="20pt" style:font-size-asian="20pt" style:font-size-complex="20pt"/>
    </style:style>
    <style:style style:name="T1" style:family="text">
      <style:text-properties style:font-name="Liberation Sans1" fo:font-size="32pt" style:font-size-asian="32pt" style:font-size-complex="32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Courier New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5.842cm" svg:x="1.402cm" svg:y="0.51cm" presentation:class="title" presentation:user-transformed="true">
          <draw:text-box>
            <text:p>Курс CBCP01<text:line-break/>Основы программирования на языке C (базовый)</text:p>
          </draw:text-box>
        </draw:frame>
        <draw:frame draw:style-name="gr1" draw:text-style-name="P3" draw:layer="layout" svg:width="25.199cm" svg:height="2.82cm" svg:x="1.402cm" svg:y="9.601cm">
          <draw:text-box>
            <text:p text:style-name="P2"><text:span text:style-name="T1">Лекция 6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3" draw:text-style-name="P5" draw:layer="layout" svg:width="25.199cm" svg:height="2.629cm" svg:x="1.4cm" svg:y="6.128cm" presentation:class="title" presentation:user-transformed="true">
          <draw:text-box>
            <text:p text:style-name="P5"><text:span text:style-name="T2">Указатели и массивы (ч. 2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6"><text:span text:style-name="T3">Углубленное изучение <text:s/>указателей</text:span>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3" draw:text-style-name="P7" draw:layer="layout" svg:width="25.199cm" svg:height="2.629cm" svg:x="1.4cm" svg:y="1.128cm" presentation:class="title" presentation:user-transformed="true">
          <draw:text-box>
            <text:p text:style-name="P7"><text:span text:style-name="T4">Специальные типы для работы с указателями</text:span></text:p>
          </draw:text-box>
        </draw:frame>
        <draw:frame presentation:style-name="pr4" draw:text-style-name="P9" draw:layer="layout" svg:width="25.199cm" svg:height="9.134cm" svg:x="1.4cm" svg:y="5.585cm" presentation:class="outline" presentation:user-transformed="true">
          <draw:text-box>
            <text:list text:style-name="L3">
              <text:list-item>
                <text:p text:style-name="P8"><text:span text:style-name="T5"><text:s/></text:span><text:span text:style-name="T6">intptr_t, uintptr_t (&lt;stdint.h&gt;)</text:span><text:span text:style-name="T5"> - <text:s/>соответствено знаковый и беззнаковый целочисленные типы, способные вместить указатель на </text:span><text:span text:style-name="T6">void</text:span></text:p>
              </text:list-item>
              <text:list-item>
                <text:p text:style-name="P9"><text:span text:style-name="T5"><text:s/></text:span><text:span text:style-name="T6">size_t (&lt;stddef.h&gt;)</text:span><text:span text:style-name="T5"> - беззнаковый целочисленный тип, представляющий результат операторов </text:span><text:span text:style-name="T6">sizeof , _Alignof и offsetof</text:span><text:span text:style-name="T5">. Может представлять размер любого типа. Обычно используется для индексации массивов и в качестве счетчика цикла.</text:span></text:p>
              </text:list-item>
              <text:list-item>
                <text:p text:style-name="P9"><text:span text:style-name="T6">ptrdiff_t (&lt;stddef.h&gt;)</text:span><text:span text:style-name="T5"> - знаковый целочисленный тип для представления разности двух указателей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 text:c="16"/>9.3.2.1. size_t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 text:c="16"/>9.3.2.2. ptrdiff_t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><text:s text:c="12"/>9.3.3. Операции над указателями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><text:s text:c="16"/>9.3.3.1. Адресная арифметика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><text:s text:c="16"/>9.3.3.2. Сравнение указателей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><text:s text:c="12"/>9.3.4. Указатели на указатели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 text:c="12"/>9.3.5. Массивы массивов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><text:s text:c="12"/>9.3.6. Инициализация массивов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3" draw:layer="layout" svg:width="25.199cm" svg:height="5.209cm" svg:x="1.4cm" svg:y="-0.662cm" presentation:class="title" presentation:user-transformed="true">
          <draw:text-box>
            <text:p><text:s text:c="12"/>9.3.7. Массив аргументов командной строки в функции main (char *argv[])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3" draw:layer="layout" svg:width="25.199cm" svg:height="3.473cm" svg:x="1.4cm" svg:y="0.206cm" presentation:class="title" presentation:user-transformed="true">
          <draw:text-box>
            <text:p><text:s text:c="12"/>9.3.8. Указатели на функции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25T20:00:49.768000000</dc:date>
    <meta:editing-duration>PT12M11S</meta:editing-duration>
    <meta:editing-cycles>4</meta:editing-cycles>
    <meta:generator>LibreOffice/7.4.5.1$Windows_X86_64 LibreOffice_project/9c0871452b3918c1019dde9bfac75448afc4b57f</meta:generator>
    <meta:document-statistic meta:object-count="76"/>
  </office:meta>
</office:document-meta>
</file>